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5bfe7" officeooo:paragraph-rsid="0015bfe7"/>
    </style:style>
    <style:style style:name="P2" style:family="paragraph" style:parent-style-name="Standard">
      <style:text-properties officeooo:rsid="0012d19d" officeooo:paragraph-rsid="0012d19d"/>
    </style:style>
    <style:style style:name="P3" style:family="paragraph" style:parent-style-name="Standard">
      <style:paragraph-properties fo:text-align="justify" style:justify-single-word="false"/>
      <style:text-properties officeooo:rsid="0012d19d" officeooo:paragraph-rsid="0012d19d"/>
    </style:style>
    <style:style style:name="P4" style:family="paragraph" style:parent-style-name="Standard">
      <style:text-properties officeooo:rsid="0015bfe7" officeooo:paragraph-rsid="0015bfe7"/>
    </style:style>
    <style:style style:name="P5" style:family="paragraph" style:parent-style-name="Standard">
      <style:text-properties officeooo:paragraph-rsid="0015bfe7"/>
    </style:style>
    <style:style style:name="P6" style:family="paragraph" style:parent-style-name="Standard">
      <style:text-properties officeooo:rsid="001421a2" officeooo:paragraph-rsid="0015bfe7"/>
    </style:style>
    <style:style style:name="P7" style:family="paragraph" style:parent-style-name="Text_20_body">
      <style:text-properties officeooo:rsid="001421a2"/>
    </style:style>
    <style:style style:name="T1" style:family="text">
      <style:text-properties officeooo:rsid="001421a2"/>
    </style:style>
    <style:style style:name="T2" style:family="text">
      <style:text-properties officeooo:rsid="0015bf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1. Mario Moretti Polegato.</text:p>
      <text:p text:style-name="P2"><text:tab/>Empresario italiano fundador de Geox. La idea de su negocio nace como solución a un problema, como muchas veces pasa en muchas de las empresas punteras. Tras un viaje encuentra un problema con sus zapatillas e improvisa una solución haciendo unos agujeros a sus zapatos que servían para permitir que estas transpiraran mejor; poco a poco mejorará esta solución hasta conseguir sus primeras zapatillas. Aunque es una empresa que ya ha triunfado, Mario sigue trabajando 12 horas al día para conseguir una facturación de casi 430 millones de euros al año. <text:span text:style-name="T1">Actualmente el negocio se dedica a la venta de calzado con esa suela que inventaron un reducido grupo de 5 personas y que ha ido progresado y actualizándose junto con el equipo, de más de 30000 empleados.</text:span></text:p>
      <text:p text:style-name="P3"/>
      <text:p text:style-name="P5"/>
      <text:p text:style-name="P5"><text:span text:style-name="T2">2. Pilar Saralosa Llanas</text:span></text:p>
      <text:p text:style-name="P5"><text:tab/><text:span text:style-name="T2">Empersaria de Córdoba cofundadora de Librería Luque. Pilar funda en 1919 junto a su marido la Librería Internacional, y es la encargada de mantener la misma tras su muerte. </text:span></text:p>
      <text:p text:style-name="P5"/>
      <text:p text:style-name="P4"/>
      <text:p text:style-name="P4">3. Kisko García</text:p>
      <text:p text:style-name="P6"><text:tab/>Kisko García es un chef que representa la alta gastronomía andaluza aunque con un enfoque vanguardista en la cocina tradicional, destaca por su innovación técnica y sensorial. Nacido en 1978 en Córdoba, Kisko desarrolló su pasión por la cocina en el bar familiar de sus padres. </text:p>
      <text:p text:style-name="P7">Después de regresar a Córdoba, Kisko García asumió la dirección de Choco, la taberna de su padre, transformándola y dándole una gran personalidad. Actualmente tiene una estrella Michelin y ha recibido varios reconocimientos, incluyendo dos Soles Repsol y premios en eventos culinarios destacados.</text:p>
      <text:p text:style-name="P7">En 2016, Kisko García emprendió una nueva aventura al reformar completamente su restaurante Choco. Este nuevo concepto se basa en cuatro pilares: tradición y familia, cultura andaluza, innovación vanguardista y uso de productos sostenibles y regiona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bfe7" officeooo:paragraph-rsid="0015bfe7"/>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Investiga Emprendedores<text:tab/><text:tab/>Alejandro Priego Izquierd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13:02:17.940323799</meta:creation-date>
    <dc:date>2023-09-20T13:37:45.883518045</dc:date>
    <meta:editing-duration>PT35M28S</meta:editing-duration>
    <meta:editing-cycles>3</meta:editing-cycles>
    <meta:generator>LibreOffice/7.4.7.2$Linux_X86_64 LibreOffice_project/40$Build-2</meta:generator>
    <meta:document-statistic meta:table-count="0" meta:image-count="0" meta:object-count="0" meta:page-count="1" meta:paragraph-count="9" meta:word-count="298" meta:character-count="1876" meta:non-whitespace-character-count="1581"/>
  </office:meta>
</office:document-meta>
</file>